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plex="Calibri1"/>
    </style:style>
    <style:style style:name="P2" style:family="paragraph" style:parent-style-name="Standard">
      <loext:graphic-properties draw:fill="solid" draw:fill-color="#ffffff"/>
      <style:paragraph-properties fo:margin-top="0cm" fo:margin-bottom="0cm" loext:contextual-spacing="false" style:line-height-at-least="0.556cm" fo:background-color="#ffffff"/>
    </style:style>
    <style:style style:name="P3" style:family="paragraph" style:parent-style-name="Standard">
      <loext:graphic-properties draw:fill="solid" draw:fill-color="#ffffff"/>
      <style:paragraph-properties fo:margin-top="0cm" fo:margin-bottom="0cm" loext:contextual-spacing="false" style:line-height-at-least="0.556cm" fo:background-color="#ffffff"/>
      <style:text-properties fo:color="#4d4e53" fo:font-size="10.5pt" fo:font-weight="bold" style:font-name-asian="Times New Roman1" style:font-size-asian="10.5pt" style:language-asian="en" style:country-asian="IN" style:font-weight-asian="bold" style:font-name-complex="Calibri1" style:font-size-complex="10.5pt" style:font-weight-complex="bold" loext:padding="0cm" loext:border="none"/>
    </style:style>
    <style:style style:name="P4"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loext:graphic-properties draw:fill="solid" draw:fill-color="#fafbfc"/>
      <style:paragraph-properties fo:margin-top="0cm" fo:margin-bottom="0cm" loext:contextual-spacing="false" style:line-height-at-least="0.503cm" fo:background-color="#fafbfc" fo:padding-left="0.811cm" fo:padding-right="0cm" fo:padding-top="0cm" fo:padding-bottom="0cm" fo:border-left="4.51pt solid #558abb" fo:border-right="none" fo:border-top="none" fo:border-bottom="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loext:graphic-properties draw:fill="solid" draw:fill-color="#fafbfc"/>
      <style:paragraph-properties fo:margin-top="0cm" fo:margin-bottom="0cm" loext:contextual-spacing="false" style:line-height-at-least="0.503cm" fo:background-color="#fafbfc" fo:padding-left="0.811cm" fo:padding-right="0cm" fo:padding-top="0cm" fo:padding-bottom="0cm" fo:border-left="4.51pt solid #558abb" fo:border-right="none" fo:border-top="none" fo:border-bottom="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4d4e53" style:font-name="Consolas" fo:font-size="10pt" style:font-name-asian="Times New Roman1" style:font-size-asian="10pt" style:language-asian="en" style:country-asian="IN" style:font-name-complex="Consolas1" style:font-size-complex="10pt" loext:padding="0cm" loext:border="none"/>
    </style:style>
    <style:style style:name="P7" style:family="paragraph" style:parent-style-name="Standard" style:list-style-name="WWNum4">
      <loext:graphic-properties draw:fill="solid" draw:fill-color="#ffffff"/>
      <style:paragraph-properties fo:margin-left="0cm" fo:margin-right="0cm" fo:margin-top="0cm" fo:margin-bottom="0.159cm" loext:contextual-spacing="false" style:line-height-at-least="0.556cm" fo:text-indent="-0.635cm" style:auto-text-indent="false" fo:background-color="#ffffff"/>
    </style:style>
    <style:style style:name="P8" style:family="paragraph" style:parent-style-name="Standard" style:list-style-name="WWNum5">
      <loext:graphic-properties draw:fill="solid" draw:fill-color="#ffffff"/>
      <style:paragraph-properties fo:margin-left="0cm" fo:margin-right="0cm" fo:margin-top="0cm" fo:margin-bottom="0.159cm" loext:contextual-spacing="false" style:line-height-at-least="0.556cm" fo:text-indent="-0.635cm" style:auto-text-indent="false" fo:background-color="#ffffff"/>
    </style:style>
    <style:style style:name="P9" style:family="paragraph" style:parent-style-name="Standard" style:list-style-name="WWNum4">
      <loext:graphic-properties draw:fill="solid" draw:fill-color="#ffffff"/>
      <style:paragraph-properties fo:margin-left="0cm" fo:margin-right="0cm" fo:margin-top="0cm" fo:margin-bottom="0.635cm" loext:contextual-spacing="false" style:line-height-at-least="0.556cm" fo:text-indent="-0.635cm" style:auto-text-indent="false" fo:background-color="#ffffff"/>
    </style:style>
    <style:style style:name="P10" style:family="paragraph" style:parent-style-name="Standard">
      <loext:graphic-properties draw:fill="solid" draw:fill-color="#ffffff"/>
      <style:paragraph-properties fo:margin-top="0cm" fo:margin-bottom="0.635cm" loext:contextual-spacing="false" style:line-height-at-least="0.556cm" fo:background-color="#ffffff"/>
    </style:style>
    <style:style style:name="P11" style:family="paragraph" style:parent-style-name="Standard">
      <loext:graphic-properties draw:fill="solid" draw:fill-color="#ffffff"/>
      <style:paragraph-properties fo:margin-top="0cm" fo:margin-bottom="0.423cm" loext:contextual-spacing="false" style:line-height-at-least="0.517cm" fo:background-color="#ffffff"/>
    </style:style>
    <style:style style:name="P12"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style>
    <style:style style:name="P13" style:family="paragraph" style:parent-style-name="Standard">
      <style:paragraph-properties fo:padding-left="0cm" fo:padding-right="0cm" fo:padding-top="0cm" fo:padding-bottom="0.035cm" fo:border-left="none" fo:border-right="none" fo:border-top="none" fo:border-bottom="0.74pt solid #00000a"/>
      <style:text-properties style:font-name-complex="Calibri1"/>
    </style:style>
    <style:style style:name="P14" style:family="paragraph" style:parent-style-name="Heading_20_1">
      <loext:graphic-properties draw:fill="solid" draw:fill-color="#ffffff"/>
      <style:paragraph-properties fo:margin-top="0cm" fo:margin-bottom="0.282cm" loext:contextual-spacing="false" fo:background-color="#ffffff"/>
      <style:text-properties fo:color="#242729" style:font-name="Cambria" fo:font-size="11pt" style:font-size-asian="11pt" style:font-name-complex="Arial1" style:font-size-complex="11pt"/>
    </style:style>
    <style:style style:name="P15"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fo:color="#242729" style:font-name="Cambria" fo:font-size="11pt" style:font-name-asian="Times New Roman1" style:font-size-asian="11pt" style:font-name-complex="Arial1" style:font-size-complex="11pt"/>
    </style:style>
    <style:style style:name="P16" style:family="paragraph" style:parent-style-name="Heading_20_1" style:master-page-name="Standard">
      <loext:graphic-properties draw:fill="solid" draw:fill-color="#ffffff"/>
      <style:paragraph-properties fo:margin-top="0cm" fo:margin-bottom="0.282cm" loext:contextual-spacing="false" style:page-number="auto" fo:background-color="#ffffff"/>
    </style:style>
    <style:style style:name="P17" style:family="paragraph" style:parent-style-name="Heading_20_1">
      <loext:graphic-properties draw:fill="solid" draw:fill-color="#fefefe"/>
      <style:paragraph-properties fo:margin-top="0cm" fo:margin-bottom="0.265cm" loext:contextual-spacing="false" style:line-height-at-least="0.423cm" fo:background-color="#fefefe"/>
    </style:style>
    <style:style style:name="P18" style:family="paragraph" style:parent-style-name="Heading_20_3">
      <loext:graphic-properties draw:fill="solid" draw:fill-color="#ffffff"/>
      <style:paragraph-properties fo:margin-top="0cm" fo:margin-bottom="0.282cm" loext:contextual-spacing="false" fo:background-color="#ffffff"/>
    </style:style>
    <style:style style:name="P19" style:family="paragraph" style:parent-style-name="Heading_20_3">
      <loext:graphic-properties draw:fill="solid" draw:fill-color="#ffffff"/>
      <style:paragraph-properties fo:margin-top="0cm" fo:margin-bottom="0.318cm" loext:contextual-spacing="false" fo:background-color="#ffffff"/>
    </style:style>
    <style:style style:name="P20"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21" style:family="paragraph" style:parent-style-name="Normal_20__28_Web_29_">
      <loext:graphic-properties draw:fill="solid" draw:fill-color="#ffffff"/>
      <style:paragraph-properties fo:margin-top="0cm" fo:margin-bottom="0cm" loext:contextual-spacing="false" style:line-height-at-least="0.556cm" fo:background-color="#ffffff" fo:padding-left="0cm" fo:padding-right="0cm" fo:padding-top="0cm" fo:padding-bottom="0.035cm" fo:border-left="none" fo:border-right="none" fo:border-top="none" fo:border-bottom="0.74pt solid #00000a"/>
    </style:style>
    <style:style style:name="P22" style:family="paragraph" style:parent-style-name="Normal_20__28_Web_29_">
      <loext:graphic-properties draw:fill="solid" draw:fill-color="#ffffff"/>
      <style:paragraph-properties fo:margin-top="0cm" fo:margin-bottom="0.635cm" loext:contextual-spacing="false" style:line-height-at-least="0.556cm" fo:background-color="#ffffff"/>
    </style:style>
    <style:style style:name="P23" style:family="paragraph" style:parent-style-name="No_20_Spacing">
      <style:text-properties style:font-name="Cambria" fo:language="en" fo:country="US"/>
    </style:style>
    <style:style style:name="P24" style:family="paragraph" style:parent-style-name="No_20_Spacing">
      <style:text-properties style:font-name="Cambria" style:language-asian="en" style:country-asian="IN"/>
    </style:style>
    <style:style style:name="P25" style:family="paragraph" style:parent-style-name="No_20_Spacing">
      <style:text-properties style:font-name-complex="Calibri1"/>
    </style:style>
    <style:style style:name="P26" style:family="paragraph" style:parent-style-name="No_20_Spacing" style:list-style-name="WWNum6"/>
    <style:style style:name="P27" style:family="paragraph" style:parent-style-name="No_20_Spacing">
      <style:paragraph-properties fo:padding-left="0cm" fo:padding-right="0cm" fo:padding-top="0cm" fo:padding-bottom="0.035cm" fo:border-left="none" fo:border-right="none" fo:border-top="none" fo:border-bottom="0.74pt solid #00000a"/>
    </style:style>
    <style:style style:name="P28" style:family="paragraph" style:parent-style-name="No_20_Spacing">
      <style:paragraph-properties fo:padding-left="0cm" fo:padding-right="0cm" fo:padding-top="0cm" fo:padding-bottom="0.035cm" fo:border-left="none" fo:border-right="none" fo:border-top="none" fo:border-bottom="0.74pt solid #00000a"/>
      <style:text-properties style:font-name="Cambria" style:language-asian="en" style:country-asian="IN"/>
    </style:style>
    <style:style style:name="P29"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style>
    <style:style style:name="T1" style:family="text">
      <style:text-properties fo:color="#242729" style:font-name="Cambria" fo:font-size="11pt" style:font-size-asian="11pt" style:font-name-complex="Arial1" style:font-size-complex="11pt"/>
    </style:style>
    <style:style style:name="T2" style:family="text">
      <style:text-properties fo:color="#242729" style:font-name="Cambria" fo:font-size="11pt" fo:font-weight="bold" style:font-size-asian="11pt" style:font-weight-asian="bold" style:font-name-complex="Arial1" style:font-size-complex="11pt" style:font-weight-complex="bold" loext:padding="0cm" loext:border="none"/>
    </style:style>
    <style:style style:name="T3" style:family="text">
      <style:text-properties fo:language="en" fo:country="US"/>
    </style:style>
    <style:style style:name="T4" style:family="text">
      <style:text-properties style:font-name="Cambria"/>
    </style:style>
    <style:style style:name="T5" style:family="text">
      <style:text-properties style:font-name="Cambria" fo:language="en" fo:country="US"/>
    </style:style>
    <style:style style:name="T6" style:family="text">
      <style:text-properties style:font-name="Cambria" fo:font-weight="bold" style:font-weight-asian="bold"/>
    </style:style>
    <style:style style:name="T7" style:family="text">
      <style:text-properties style:font-name="Cambria" fo:font-weight="bold" style:language-asian="en" style:country-asian="IN" style:font-weight-asian="bold"/>
    </style:style>
    <style:style style:name="T8" style:family="text">
      <style:text-properties style:font-name="Cambria" fo:font-weight="bold" style:language-asian="en" style:country-asian="IN" style:font-weight-asian="bold" style:font-weight-complex="bold" loext:padding="0cm" loext:border="none"/>
    </style:style>
    <style:style style:name="T9" style:family="text">
      <style:text-properties style:font-name="Cambria" style:language-asian="en" style:country-asian="IN"/>
    </style:style>
    <style:style style:name="T10" style:family="text">
      <style:text-properties style:font-name="Cambria" style:font-name-asian="Times New Roman1" style:language-asian="en" style:country-asian="IN"/>
    </style:style>
    <style:style style:name="T11" style:family="text">
      <style:text-properties style:font-name="Cambria" style:font-name-asian="Times New Roman1" style:language-asian="en" style:country-asian="IN" loext:padding="0cm" loext:border="none"/>
    </style:style>
    <style:style style:name="T12" style:family="text">
      <style:text-properties fo:color="#4d4e53" style:font-name="Cambria" style:font-name-asian="Times New Roman1" style:language-asian="en" style:country-asian="IN" style:font-name-complex="Calibri1" loext:padding="0cm" loext:border="none"/>
    </style:style>
    <style:style style:name="T13" style:family="text">
      <style:text-properties fo:color="#4d4e53" style:font-name="Cambria" style:font-name-asian="Times New Roman1" style:language-asian="en" style:country-asian="IN" style:font-name-complex="Calibri1"/>
    </style:style>
    <style:style style:name="T14" style:family="text">
      <style:text-properties fo:color="#4d4e53" style:font-name="Cambria" style:font-name-asian="Times New Roman1" style:language-asian="en" style:country-asian="IN" style:font-name-complex="Calibri1" style:font-weight-complex="bold" loext:padding="0cm" loext:border="none"/>
    </style:style>
    <style:style style:name="T15" style:family="text">
      <style:text-properties fo:color="#4d4e53" style:font-name="Cambria" fo:letter-spacing="-0.009cm" fo:font-weight="bold" style:font-weight-asian="bold" style:font-name-complex="Calibri1" style:font-weight-complex="bold"/>
    </style:style>
    <style:style style:name="T16" style:family="text">
      <style:text-properties fo:color="#4d4e53" style:font-name="Cambria" style:font-name-asian="F" style:font-name-complex="Calibri1"/>
    </style:style>
    <style:style style:name="T17" style:family="text">
      <style:text-properties fo:color="#4d4e53" style:font-name="Cambria" fo:font-size="11pt" style:font-name-asian="Calibri1" style:font-size-asian="11pt" style:font-name-complex="Calibri1" style:font-size-complex="11pt" loext:padding="0cm" loext:border="none"/>
    </style:style>
    <style:style style:name="T18" style:family="text">
      <style:text-properties fo:color="#4d4e53" style:font-name="Cambria" style:font-name-complex="Calibri1" loext:padding="0cm" loext:border="none"/>
    </style:style>
    <style:style style:name="T19" style:family="text">
      <style:text-properties fo:color="#4d4e53" fo:font-size="11pt" fo:letter-spacing="-0.009cm" style:font-name-asian="F" style:font-size-asian="11pt" style:font-size-complex="11pt" style:font-weight-complex="bold" loext:padding="0cm" loext:border="none"/>
    </style:style>
    <style:style style:name="T20" style:family="text">
      <style:text-properties fo:color="#4d4e53" fo:font-size="11pt" style:font-name-asian="Calibri1" style:font-size-asian="11pt" style:font-size-complex="11pt" loext:padding="0cm" loext:border="none"/>
    </style:style>
    <style:style style:name="T21" style:family="text">
      <style:text-properties fo:color="#4d4e53" style:font-name="Courier New" style:font-name-asian="Times New Roman1" style:language-asian="en" style:country-asian="IN" style:font-name-complex="Courier New2" style:font-weight-complex="bold" loext:padding="0cm" loext:border="none"/>
    </style:style>
    <style:style style:name="T22" style:family="text">
      <style:text-properties fo:color="#4d4e53" fo:font-size="10.5pt" style:font-name-asian="Times New Roman1" style:font-size-asian="10.5pt" style:language-asian="en" style:country-asian="IN" style:font-name-complex="Calibri1" style:font-size-complex="10.5pt"/>
    </style:style>
    <style:style style:name="T23" style:family="text">
      <style:text-properties fo:color="#4d4e53" fo:font-size="10.5pt" fo:font-weight="bold" style:font-name-asian="Times New Roman1" style:font-size-asian="10.5pt" style:language-asian="en" style:country-asian="IN" style:font-weight-asian="bold" style:font-name-complex="Calibri1" style:font-size-complex="10.5pt" style:font-weight-complex="bold" loext:padding="0cm" loext:border="none"/>
    </style:style>
    <style:style style:name="T24" style:family="text">
      <style:text-properties fo:color="#4d4e53" style:font-name="Consolas" fo:font-size="10pt" style:font-name-asian="Times New Roman1" style:font-size-asian="10pt" style:language-asian="en" style:country-asian="IN" style:font-name-complex="Consolas1" style:font-size-complex="10pt" loext:padding="0cm" loext:border="none"/>
    </style:style>
    <style:style style:name="T25" style:family="text">
      <style:text-properties fo:color="#4d4e53" style:font-name="Consolas" style:font-name-complex="Consolas1" loext:padding="0cm" loext:border="none"/>
    </style:style>
    <style:style style:name="T26" style:family="text">
      <style:text-properties fo:color="#4d4e53" fo:font-size="10pt" style:font-name-asian="Times New Roman1" style:font-size-asian="10pt" style:language-asian="en" style:country-asian="IN" style:font-name-complex="Calibri1" style:font-size-complex="10pt" loext:padding="0cm" loext:border="none"/>
    </style:style>
    <style:style style:name="T27" style:family="text">
      <style:text-properties fo:color="#4d4e53" style:font-name="Calibri" fo:letter-spacing="-0.009cm" fo:font-weight="bold" style:font-weight-asian="bold" style:font-name-complex="Calibri1" style:font-weight-complex="bold"/>
    </style:style>
    <style:style style:name="T28" style:family="text">
      <style:text-properties fo:color="#4d4e53" style:font-name="Calibri" fo:letter-spacing="-0.009cm" fo:font-weight="bold" style:font-weight-asian="bold" style:font-name-complex="Calibri1" style:font-weight-complex="bold" loext:padding="0cm" loext:border="none"/>
    </style:style>
    <style:style style:name="T29" style:family="text">
      <style:text-properties fo:color="#4d4e53" style:font-name="Calibri" fo:letter-spacing="-0.009cm" fo:font-weight="bold" style:font-name-asian="F" style:font-weight-asian="bold" style:font-name-complex="Calibri1" style:font-weight-complex="bold" loext:padding="0cm" loext:border="none"/>
    </style:style>
    <style:style style:name="T30" style:family="text">
      <style:text-properties fo:color="#4d4e53" style:font-name="Calibri" fo:letter-spacing="-0.009cm" style:font-name-complex="Calibri1"/>
    </style:style>
    <style:style style:name="T31" style:family="text">
      <style:text-properties fo:color="#4d4e53" style:font-name="Calibri" fo:font-size="10.5pt" style:font-size-asian="10.5pt" style:font-name-complex="Calibri1" style:font-size-complex="10.5pt"/>
    </style:style>
    <style:style style:name="T32" style:family="text">
      <style:text-properties fo:color="#4d4e53" style:font-name="Calibri" fo:font-size="10.5pt" style:font-size-asian="10.5pt" style:font-name-complex="Calibri1" style:font-size-complex="10.5pt" loext:padding="0cm" loext:border="none"/>
    </style:style>
    <style:style style:name="T33" style:family="text">
      <style:text-properties fo:color="#4d4e53" style:font-name="Calibri" fo:font-size="10.5pt" style:font-name-asian="F" style:font-size-asian="10.5pt" style:font-name-complex="Calibri1" style:font-size-complex="10.5pt"/>
    </style:style>
    <style:style style:name="T34" style:family="text">
      <style:text-properties fo:color="#4d4e53" style:font-name="Calibri" style:font-name-complex="Calibri1" loext:padding="0cm" loext:border="none"/>
    </style:style>
    <style:style style:name="T35" style:family="text">
      <style:text-properties fo:color="#4d4e53" style:font-name="Calibri" fo:font-size="13.5pt" fo:letter-spacing="-0.009cm" style:font-size-asian="13.5pt" style:font-name-complex="Calibri1" style:font-size-complex="13.5pt"/>
    </style:style>
    <style:style style:name="T36" style:family="text">
      <style:text-properties fo:color="#4d4e53" style:font-name="Arial" fo:font-size="10.5pt" style:font-size-asian="10.5pt" style:font-name-complex="Arial1" style:font-size-complex="10.5pt"/>
    </style:style>
    <style:style style:name="T37" style:family="text">
      <style:text-properties fo:color="#0095dd" style:font-name="Cambria" style:text-underline-style="solid" style:text-underline-width="auto" style:text-underline-color="font-color" style:font-name-asian="Times New Roman1" style:language-asian="en" style:country-asian="IN" style:font-name-complex="Calibri1" loext:padding="0cm" loext:border="none"/>
    </style:style>
    <style:style style:name="T38" style:family="text">
      <style:text-properties fo:color="#0095dd" style:font-name="Cambria" style:text-underline-style="solid" style:text-underline-width="auto" style:text-underline-color="font-color" style:language-asian="en" style:country-asian="IN" loext:padding="0cm" loext:border="none"/>
    </style:style>
    <style:style style:name="T39" style:family="text">
      <style:text-properties fo:color="#0095dd" style:font-name="Cambria" style:text-underline-style="none" style:font-name-complex="Calibri1" loext:padding="0cm" loext:border="none"/>
    </style:style>
    <style:style style:name="T40" style:family="text">
      <style:text-properties fo:color="#0095dd" style:font-name="Calibri" fo:font-size="10.5pt" style:text-underline-style="none" style:font-size-asian="10.5pt" style:font-name-complex="Calibri1" style:font-size-complex="10.5pt" loext:padding="0cm" loext:border="none"/>
    </style:style>
    <style:style style:name="T41" style:family="text">
      <style:text-properties style:font-name="Courier New" style:language-asian="en" style:country-asian="IN" style:font-name-complex="Courier New2" loext:padding="0cm" loext:border="none"/>
    </style:style>
    <style:style style:name="T42" style:family="text">
      <style:text-properties style:font-name="Courier New" style:font-name-complex="Courier New2"/>
    </style:style>
    <style:style style:name="T43" style:family="text">
      <style:text-properties fo:color="#999999" style:font-name="Consolas" fo:font-size="10pt" style:font-name-asian="Times New Roman1" style:font-size-asian="10pt" style:language-asian="en" style:country-asian="IN" style:font-name-complex="Consolas1" style:font-size-complex="10pt" loext:padding="0cm" loext:border="none"/>
    </style:style>
    <style:style style:name="T44" style:family="text">
      <style:text-properties fo:color="#999999" style:font-name="Consolas" style:font-name-complex="Consolas1" loext:padding="0cm" loext:border="none"/>
    </style:style>
    <style:style style:name="T45" style:family="text">
      <style:text-properties fo:color="#990055" style:font-name="Consolas" fo:font-size="10pt" style:font-name-asian="Times New Roman1" style:font-size-asian="10pt" style:language-asian="en" style:country-asian="IN" style:font-name-complex="Consolas1" style:font-size-complex="10pt" loext:padding="0cm" loext:border="none"/>
    </style:style>
    <style:style style:name="T46" style:family="text">
      <style:text-properties fo:color="#990055" style:font-name="Consolas" style:font-name-complex="Consolas1" loext:padding="0cm" loext:border="none"/>
    </style:style>
    <style:style style:name="T47" style:family="text">
      <style:text-properties fo:color="#669900" style:font-name="Consolas" fo:font-size="10pt" style:font-name-asian="Times New Roman1" style:font-size-asian="10pt" style:language-asian="en" style:country-asian="IN" style:font-name-complex="Consolas1" style:font-size-complex="10pt" loext:padding="0cm" loext:border="none"/>
    </style:style>
    <style:style style:name="T48" style:family="text">
      <style:text-properties fo:color="#669900" style:font-name="Consolas" style:font-name-complex="Consolas1" loext:padding="0cm" loext:border="none"/>
    </style:style>
    <style:style style:name="T49" style:family="text">
      <style:text-properties fo:color="#0077aa" style:font-name="Consolas" fo:font-size="10pt" style:font-name-asian="Times New Roman1" style:font-size-asian="10pt" style:language-asian="en" style:country-asian="IN" style:font-name-complex="Consolas1" style:font-size-complex="10pt" loext:padding="0cm" loext:border="none"/>
    </style:style>
    <style:style style:name="T50" style:family="text">
      <style:text-properties fo:color="#0077aa" style:font-name="Consolas" style:font-name-complex="Consolas1" loext:padding="0cm" loext:border="none"/>
    </style:style>
    <style:style style:name="T51" style:family="text">
      <style:text-properties style:font-name="Consolas" fo:font-size="10pt" style:font-name-asian="Times New Roman1" style:font-size-asian="10pt" style:language-asian="en" style:country-asian="IN" style:font-name-complex="Consolas1" style:font-size-complex="10pt" loext:padding="0cm" loext:border="none"/>
    </style:style>
    <style:style style:name="T52" style:family="text">
      <style:text-properties style:font-name="Consolas" style:font-name-complex="Consolas1" loext:padding="0cm" loext:border="none"/>
    </style:style>
    <style:style style:name="T53" style:family="text">
      <style:text-properties fo:font-size="10.5pt" style:font-name-asian="Times New Roman1" style:font-size-asian="10.5pt" style:language-asian="en" style:country-asian="IN" style:font-name-complex="Calibri1" style:font-size-complex="10.5pt"/>
    </style:style>
    <style:style style:name="T54" style:family="text">
      <style:text-properties style:font-name="Calibri" fo:font-size="10.5pt" style:font-size-asian="10.5pt" style:font-name-complex="Calibri1" style:font-size-complex="10.5pt"/>
    </style:style>
    <style:style style:name="T55" style:family="text">
      <style:text-properties fo:color="#ffa500" style:font-name="Calibri" fo:font-size="10.5pt" style:font-size-asian="10.5pt" style:font-name-complex="Calibri1" style:font-size-complex="10.5pt" loext:padding="0cm" loext:border="none"/>
    </style:style>
    <style:style style:name="T56" style:family="text">
      <style:text-properties fo:color="#00ff00" style:font-name="Calibri" fo:font-size="10.5pt" style:font-size-asian="10.5pt" style:font-name-complex="Calibri1" style:font-size-complex="10.5pt" loext:padding="0cm" loext:border="none"/>
    </style:style>
    <style:style style:name="T57" style:family="text">
      <style:text-properties fo:color="#008000" style:font-name="Calibri" fo:font-size="10.5pt" style:font-size-asian="10.5pt" style:font-name-complex="Calibri1" style:font-size-complex="10.5pt" loext:padding="0cm" loext:border="none"/>
    </style:style>
    <style:style style:name="T58" style:family="text">
      <style:text-properties style:font-name="Arial" fo:font-size="10.5pt" style:font-size-asian="10.5pt" style:font-name-complex="Arial1" style:font-size-complex="10.5pt"/>
    </style:style>
    <style:style style:name="T59" style:family="text">
      <style:text-properties fo:color="#800080" style:font-name="Calibri" fo:font-size="10.5pt" style:font-size-asian="10.5pt" style:font-name-complex="Calibri1" style:font-size-complex="10.5pt" loext:padding="0cm" loext:border="none"/>
    </style:style>
    <style:style style:name="T60" style:family="text">
      <style:text-properties style:font-name-complex="Calibri1"/>
    </style:style>
    <style:style style:name="T61" style:family="text">
      <style:text-properties fo:color="#222222" style:font-name="Helvetica" fo:font-size="10pt" fo:background-color="#ffffff" loext:char-shading-value="0" style:font-size-asian="10pt" style:font-name-complex="Helvetica1" style:font-size-complex="10pt"/>
    </style:style>
    <style:style style:name="T62" style:family="text">
      <style:text-properties fo:color="#222222" style:font-name="Helvetica" fo:font-size="11.5pt" style:font-name-asian="Times New Roman1" style:font-size-asian="11.5pt" style:language-asian="en" style:country-asian="IN" style:font-name-complex="Helvetica1" style:font-size-complex="11.5pt"/>
    </style:style>
    <style:style style:name="T63" style:family="text">
      <style:text-properties fo:color="#222222" style:font-name="Consolas" fo:background-color="#eeeeee" loext:char-shading-value="0" style:font-name-asian="Calibri1" style:font-name-complex="Consolas1" loext:padding="0cm" loext:border="none"/>
    </style:style>
    <style:style style:name="T64" style:family="text">
      <style:text-properties fo:color="#2b91af"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65" style:family="text">
      <style:text-properties fo:color="#000000"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66" style:family="text">
      <style:text-properties fo:color="#00008b"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67" style:family="text">
      <style:text-properties fo:color="#800000"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68" style:family="text">
      <style:text-properties fo:color="#393318" style:font-name="Consolas" fo:font-size="10pt" style:font-name-asian="Times New Roman1" style:font-size-asian="10pt" style:language-asian="en" style:country-asian="IN" style:font-name-complex="Consolas1" style:font-size-complex="10pt"/>
    </style:style>
    <style:style style:name="T69" style:family="text">
      <style:text-properties fo:color="#2a3744" style:font-name="Arial" fo:font-size="10pt" fo:font-weight="bold" style:font-size-asian="10pt" style:font-weight-asian="bold"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Q) </text:span><text:a xlink:type="simple" xlink:href="http://stackoverflow.com/questions/1938676/relative-positioning-absolute-positioning-vs-floats-left-an-float-right-which" text:style-name="Internet_20_link" text:visited-style-name="Visited_20_Internet_20_Link"><text:span text:style-name="T2">Relative positioning + Absolute positioning VS Floats Left an Float Right (Which approach do you use in your CSS)?</text:span></text:a></text:h>
      <text:h text:style-name="P14" text:outline-level="1"/>
      <text:p text:style-name="No_20_Spacing"><text:span text:style-name="T3">A) </text:span><text:span text:style-name="T5">I my experience using absolute positioning works well on elements you are in 100% control of in terms of size; like a logo, a meny, rss links and things like this. Then you can place these elements exactly where you want them.</text:span></text:p>
      <text:p text:style-name="P23"/>
      <text:p text:style-name="No_20_Spacing"><text:span text:style-name="T5">I prefer using float when I am displaying dynamic content on a page, since the size of the element can change, and the placement of all elements in relation works really good with floats. Just remember to clear the floats when needed!</text:span></text:p>
      <text:h text:style-name="P15" text:outline-level="1"/>
      <text:p text:style-name="Standard"/>
      <text:p text:style-name="No_20_Spacing"><text:span text:style-name="T6">Q) CSS Specificity</text:span></text:p>
      <text:p text:style-name="P27"><text:span text:style-name="T12">A) Specificity is the means by which a browser decides which CSS property values are the most relevant to an element and therefore will be applied. Specificity is only based on the matching rules which are composed of </text:span><text:a xlink:type="simple" xlink:href="https://developer.mozilla.org/en/CSS/CSS_Reference#Selectors" text:style-name="Internet_20_link" text:visited-style-name="Visited_20_Internet_20_Link"><text:span text:style-name="T37">css selectors</text:span></text:a><text:span text:style-name="T12"> of different type.</text:span></text:p>
      <text:p text:style-name="P24"/>
      <text:p text:style-name="No_20_Spacing"><text:span text:style-name="T7">Q) How is CSS specificity calculated?</text:span></text:p>
      <text:p text:style-name="P27"><text:span text:style-name="T9">A) The specificity is a weight that is applied to a given CSS declaration based on the count of each </text:span><text:a xlink:type="simple" xlink:href="https://developer.mozilla.org/en-US/docs/Web/CSS/Specificity#selector-type" text:style-name="Internet_20_link" text:visited-style-name="Visited_20_Internet_20_Link"><text:span text:style-name="T38">selector type</text:span></text:a><text:span text:style-name="T9">. In the case of specificity equality, the latest declaration found in the CSS is applied to the element. Specificity only applies when the same element is targeted. CSS rules that </text:span><text:a xlink:type="simple" xlink:href="https://developer.mozilla.org/en-US/docs/Web/CSS/Specificity#directly-targeted-elements" text:style-name="Internet_20_link" text:visited-style-name="Visited_20_Internet_20_Link"><text:span text:style-name="T38">directly target an element</text:span></text:a><text:span text:style-name="T9"> will always take precedence over rules that an element inherits from an ancestor.</text:span></text:p>
      <text:p text:style-name="P27"><text:span text:style-name="T9">Inline style added to an element (e.g., style="font-weight:bold") always overwrites any styles in the CSS and thus can be though as having the biggest specificity.</text:span></text:p>
      <text:p text:style-name="P28"/>
      <text:p text:style-name="P25"/>
      <text:p text:style-name="No_20_Spacing"><text:span text:style-name="T4">Q) The</text:span><text:span text:style-name="apple-converted-space"><text:span text:style-name="T15"> </text:span></text:span><text:span text:style-name="HTML_20_Code"><text:span text:style-name="T19">!important</text:span></text:span><text:span text:style-name="apple-converted-space"><text:span text:style-name="T15"> </text:span></text:span><text:span text:style-name="T4">exception</text:span></text:p>
      <text:p text:style-name="No_20_Spacing"><text:span text:style-name="T4">When an</text:span><text:span text:style-name="apple-converted-space"><text:span text:style-name="T16"> </text:span></text:span><text:span text:style-name="HTML_20_Code"><text:span text:style-name="T20">!important</text:span></text:span><text:span text:style-name="apple-converted-space"><text:span text:style-name="T16"> </text:span></text:span><text:span text:style-name="T4">rule is used on a style declaration, this declaration overrides any other declaration made in the CSS, wherever it is in the declaration list. Although,</text:span><text:span text:style-name="apple-converted-space"><text:span text:style-name="T16"> </text:span></text:span><text:span text:style-name="HTML_20_Code"><text:span text:style-name="T17">!important</text:span></text:span><text:span text:style-name="apple-converted-space"><text:span text:style-name="T16"> </text:span></text:span><text:span text:style-name="T4">has nothing to do with specificity. Using</text:span><text:span text:style-name="apple-converted-space"><text:span text:style-name="T16"> </text:span></text:span><text:span text:style-name="HTML_20_Code"><text:span text:style-name="T20">!important</text:span></text:span><text:span text:style-name="HTML_20_Code"><text:span text:style-name="T17"> </text:span></text:span><text:span text:style-name="T4">is</text:span><text:span text:style-name="apple-converted-space"><text:span text:style-name="T16"> </text:span></text:span><text:span text:style-name="Strong"><text:span text:style-name="T18">bad practice</text:span></text:span><text:span text:style-name="T4"> and should be avoided because it makes debugging more difficult by breaking the natural</text:span><text:span text:style-name="apple-converted-space"><text:span text:style-name="T16"> </text:span></text:span><text:a xlink:type="simple" xlink:href="https://developer.mozilla.org/en-US/docs/Web/CSS/Cascade" text:style-name="Internet_20_link" text:visited-style-name="Visited_20_Internet_20_Link"><text:span text:style-name="T39">cascading</text:span></text:a><text:span text:style-name="apple-converted-space"><text:span text:style-name="T16"> </text:span></text:span><text:span text:style-name="T4">in your stylesheets. When two conflicting declarations with the</text:span><text:span text:style-name="apple-converted-space"><text:span text:style-name="T16"> </text:span></text:span><text:span text:style-name="HTML_20_Code"><text:span text:style-name="T20">!important</text:span></text:span><text:span text:style-name="apple-converted-space"><text:span text:style-name="T16"> </text:span></text:span><text:span text:style-name="T4">rule are applied to the same element, the declaration with greater specificity will be applied.</text:span></text:p>
      <text:p text:style-name="No_20_Spacing"><text:span text:style-name="T11">Some rules of thumb</text:span></text:p>
      <text:list xml:id="list1363688550193000719" text:style-name="WWNum6">
        <text:list-item>
          <text:p text:style-name="P26"><text:span text:style-name="T8">Always</text:span><text:span text:style-name="T9"> look for a way to use specificity before even considering !important</text:span></text:p>
        </text:list-item>
        <text:list-item>
          <text:p text:style-name="P26"><text:span text:style-name="T8">Only</text:span><text:span text:style-name="T9"> use </text:span><text:span text:style-name="T41">!important</text:span><text:span text:style-name="T9"> on page-specific css that overrides site-wide or foreign css (from ExtJs or YUI for example).</text:span></text:p>
        </text:list-item>
        <text:list-item>
          <text:p text:style-name="P26"><text:span text:style-name="T8">Never</text:span><text:span text:style-name="T9"> use </text:span><text:span text:style-name="T41">!important</text:span><text:span text:style-name="T9"> when you're writing a plugin/mashup.</text:span></text:p>
        </text:list-item>
        <text:list-item>
          <text:p text:style-name="P26"><text:span text:style-name="T8">Never</text:span><text:span text:style-name="T9"> use </text:span><text:span text:style-name="T41">!important</text:span><text:span text:style-name="T9"> on site-wide css.</text:span></text:p>
        </text:list-item>
      </text:list>
      <text:p text:style-name="P2"><text:span text:style-name="T14">Instead of using </text:span><text:bookmark-start text:name="_GoBack"/><text:span text:style-name="T21">!important</text:span><text:bookmark-end text:name="_GoBack"/><text:span text:style-name="T14">, you can:</text:span></text:p>
      <text:list xml:id="list6184997353248241869" text:style-name="WWNum4">
        <text:list-item>
          <text:p text:style-name="P7"><text:span text:style-name="T22">Make better use of CSS cascading properties</text:span></text:p>
        </text:list-item>
        <text:list-item>
          <text:p text:style-name="P9"><text:span text:style-name="T22">Use more specific rules. By indicating one or more elements before the element you're selecting the rule becomes more specific and gets higher priority:</text:span></text:p>
        </text:list-item>
      </text:list>
      <text:p text:style-name="P5"><text:soft-page-break/><text:span text:style-name="T43">&lt;</text:span><text:span text:style-name="T45">div </text:span><text:span text:style-name="T47">id</text:span><text:span text:style-name="T43">="</text:span><text:span text:style-name="T49">test</text:span><text:span text:style-name="T43">"&gt;</text:span></text:p>
      <text:p text:style-name="P5"><text:span text:style-name="T24"><text:s text:c="4"/></text:span><text:span text:style-name="T43">&lt;</text:span><text:span text:style-name="T45">span</text:span><text:span text:style-name="T43">&gt;</text:span><text:span text:style-name="T24">Text</text:span><text:span text:style-name="T43">&lt;/</text:span><text:span text:style-name="T45">span</text:span><text:span text:style-name="T43">&gt;</text:span></text:p>
      <text:p text:style-name="P5"><text:span text:style-name="T43">&lt;/</text:span><text:span text:style-name="T45">div</text:span><text:span text:style-name="T43">&gt;</text:span></text:p>
      <text:p text:style-name="P5"><text:span text:style-name="T24">div#test span { color: green }</text:span></text:p>
      <text:p text:style-name="P5"><text:span text:style-name="T24">div span { color: blue }</text:span></text:p>
      <text:p text:style-name="P5"><text:span text:style-name="T24">span { color: red }</text:span></text:p>
      <text:p text:style-name="P10"><text:span text:style-name="T22">No matter what the order, the text will be green because that rule is most specific. (Also, the rule for blue overwrites the rule for red, notwithstanding the order of the rules)</text:span></text:p>
      <text:p text:style-name="P2"><text:span text:style-name="T23">You should use it when:</text:span></text:p>
      <text:p text:style-name="P10"><text:span text:style-name="T22">A) Scenario one:</text:span></text:p>
      <text:list xml:id="list3513361290004390537" text:style-name="WWNum5">
        <text:list-item>
          <text:p text:style-name="P8"><text:span text:style-name="T22">You have a global CSS file that sets visual aspects of your site globally</text:span></text:p>
        </text:list-item>
        <text:list-item>
          <text:p text:style-name="P8"><text:span text:style-name="T22">You (or others) use inline styles on elements themselves which is a very bad practice</text:span></text:p>
        </text:list-item>
      </text:list>
      <text:p text:style-name="P10"><text:span text:style-name="T22">In this case you could set certain styles in your global CSS file as important thus overriding inline styles set directly on elements.</text:span></text:p>
      <text:p text:style-name="P2"><text:span text:style-name="T22">Real world example: Some badly written </text:span><text:span text:style-name="T23">jQuery plugins</text:span><text:span text:style-name="T22"> that use inline styles.</text:span></text:p>
      <text:p text:style-name="P10"><text:span text:style-name="T22">B) Another scenario</text:span></text:p>
      <text:p text:style-name="P5"><text:span text:style-name="T24">#someElement p {</text:span></text:p>
      <text:p text:style-name="P5"><text:span text:style-name="T24"><text:s text:c="4"/>color: blue;</text:span></text:p>
      <text:p text:style-name="P5"><text:span text:style-name="T24">}</text:span></text:p>
      <text:p text:style-name="P6"/>
      <text:p text:style-name="P5"><text:span text:style-name="T24">p.awesome {</text:span></text:p>
      <text:p text:style-name="P5"><text:span text:style-name="T24"><text:s text:c="4"/>color: red;</text:span></text:p>
      <text:p text:style-name="P5"><text:span text:style-name="T24">}</text:span></text:p>
      <text:p text:style-name="P2"><text:span text:style-name="T22">How do you make </text:span><text:span text:style-name="T26">awesome</text:span><text:span text:style-name="T22"> paragraphs always turn red, even ones inside </text:span><text:span text:style-name="T26">#someElement</text:span><text:span text:style-name="T22">? Without </text:span><text:span text:style-name="T26">!important</text:span><text:span text:style-name="T22">, the first rule will have more specificity and will win over the second rule.</text:span></text:p>
      <text:p text:style-name="P3"/>
      <text:p text:style-name="P3"/>
      <text:p text:style-name="P3"/>
      <text:p text:style-name="P2"><text:span text:style-name="T23">Q) How to override !important</text:span></text:p>
      <text:p text:style-name="P2"><text:span text:style-name="T22">A) Simply add another CSS rule with </text:span><text:span text:style-name="T26">!important</text:span><text:span text:style-name="T22">, and either give the selector a higher specificity (adding an additional tag, id or class to the selector), or add a CSS rule with the same selector at a later point than the existing one (in a tie, the last one defined wins).</text:span></text:p>
      <text:p text:style-name="P10"><text:span text:style-name="T22">Some examples with a higher specificity:</text:span></text:p>
      <text:p text:style-name="P5"><text:span text:style-name="T24">table td <text:s text:c="3"/>{height: 50px !important;}</text:span></text:p>
      <text:p text:style-name="P5"><text:span text:style-name="T24">.myTable td {height: 50px !important;}</text:span></text:p>
      <text:p text:style-name="P5"><text:soft-page-break/><text:span text:style-name="T24">#myTable td {height: 50px !important;}</text:span></text:p>
      <text:p text:style-name="P10"><text:span text:style-name="T22">B) Or add the same selector after the existing one:</text:span></text:p>
      <text:p text:style-name="P5"><text:span text:style-name="T24">td {height: 50px !important;}</text:span></text:p>
      <text:p text:style-name="P2"><text:span text:style-name="T22">C) Or rewrite the original rule to avoid the use of </text:span><text:span text:style-name="T26">!important</text:span><text:span text:style-name="T22"> altogether.</text:span></text:p>
      <text:h text:style-name="P18" text:outline-level="3"><text:span text:style-name="T27">The</text:span><text:span text:style-name="apple-converted-space"><text:span text:style-name="T27"> </text:span></text:span><text:span text:style-name="HTML_20_Code"><text:span text:style-name="T29">:not</text:span></text:span><text:span text:style-name="apple-converted-space"><text:span text:style-name="T27"> </text:span></text:span><text:span text:style-name="T27">exception</text:span></text:h>
      <text:p text:style-name="P20"><text:span text:style-name="T31">The negation pseudo-class</text:span><text:span text:style-name="apple-converted-space"><text:span text:style-name="T33"> </text:span></text:span><text:span text:style-name="HTML_20_Code"><text:span text:style-name="T34">:not</text:span></text:span><text:span text:style-name="apple-converted-space"><text:span text:style-name="T33"> </text:span></text:span><text:span text:style-name="T31">is</text:span><text:span text:style-name="apple-converted-space"><text:span text:style-name="T33"> </text:span></text:span><text:span text:style-name="Emphasis"><text:span text:style-name="T32">not</text:span></text:span><text:span text:style-name="apple-converted-space"><text:span text:style-name="T33"> </text:span></text:span><text:span text:style-name="T31">considered a pseudo-class in the specificity calculation. But selectors placed into the negation pseudo-class count as normal selectors when determining the count of</text:span><text:span text:style-name="apple-converted-space"><text:span text:style-name="T33"> </text:span></text:span><text:a xlink:type="simple" xlink:href="https://developer.mozilla.org/en-US/docs/Web/CSS/Specificity#selector-type" text:style-name="Internet_20_link" text:visited-style-name="Visited_20_Internet_20_Link"><text:span text:style-name="T40">selector types</text:span></text:a><text:span text:style-name="T31">.</text:span></text:p>
      <text:p text:style-name="P22"><text:span text:style-name="T31">Here is a CSS chunk:</text:span></text:p>
      <text:p text:style-name="P29"><text:span text:style-name="token"><text:span text:style-name="T48">div.outer p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orange</text:span></text:span><text:span text:style-name="token"><text:span text:style-name="T44">;</text:span></text:span></text:p>
      <text:p text:style-name="P29"><text:span text:style-name="token"><text:span text:style-name="T44">}</text:span></text:span></text:p>
      <text:p text:style-name="P29"><text:span text:style-name="token"><text:span text:style-name="T48">div:not(.outer) p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lime</text:span></text:span><text:span text:style-name="token"><text:span text:style-name="T44">;</text:span></text:span></text:p>
      <text:p text:style-name="P29"><text:span text:style-name="token"><text:span text:style-name="T44">}</text:span></text:span></text:p>
      <text:p text:style-name="P22"><text:span text:style-name="T31">when used with the following HTML:</text:span></text:p>
      <text:p text:style-name="P29"><text:span text:style-name="token"><text:span text:style-name="T44">&lt;</text:span></text:span><text:span text:style-name="token"><text:span text:style-name="T46">div </text:span></text:span><text:span text:style-name="token"><text:span text:style-name="T48">class</text:span></text:span><text:span text:style-name="token"><text:span text:style-name="T44">="</text:span></text:span><text:span text:style-name="token"><text:span text:style-name="T50">outer</text:span></text:span><text:span text:style-name="token"><text:span text:style-name="T44">"&gt;</text:span></text:span></text:p>
      <text:p text:style-name="P29"><text:span text:style-name="HTML_20_Code"><text:span text:style-name="T25"><text:s text:c="2"/></text:span></text:span><text:span text:style-name="token"><text:span text:style-name="T44">&lt;</text:span></text:span><text:span text:style-name="token"><text:span text:style-name="T46">p</text:span></text:span><text:span text:style-name="token"><text:span text:style-name="T44">&gt;</text:span></text:span><text:span text:style-name="HTML_20_Code"><text:span text:style-name="T25">This is in the outer div.</text:span></text:span><text:span text:style-name="token"><text:span text:style-name="T44">&lt;/</text:span></text:span><text:span text:style-name="token"><text:span text:style-name="T46">p</text:span></text:span><text:span text:style-name="token"><text:span text:style-name="T44">&gt;</text:span></text:span></text:p>
      <text:p text:style-name="P29"><text:span text:style-name="HTML_20_Code"><text:span text:style-name="T25"><text:s text:c="2"/></text:span></text:span><text:span text:style-name="token"><text:span text:style-name="T44">&lt;</text:span></text:span><text:span text:style-name="token"><text:span text:style-name="T46">div </text:span></text:span><text:span text:style-name="token"><text:span text:style-name="T48">class</text:span></text:span><text:span text:style-name="token"><text:span text:style-name="T44">="</text:span></text:span><text:span text:style-name="token"><text:span text:style-name="T50">inner</text:span></text:span><text:span text:style-name="token"><text:span text:style-name="T44">"&gt;</text:span></text:span></text:p>
      <text:p text:style-name="P29"><text:span text:style-name="HTML_20_Code"><text:span text:style-name="T25"><text:s text:c="4"/></text:span></text:span><text:span text:style-name="token"><text:span text:style-name="T44">&lt;</text:span></text:span><text:span text:style-name="token"><text:span text:style-name="T46">p</text:span></text:span><text:span text:style-name="token"><text:span text:style-name="T44">&gt;</text:span></text:span><text:span text:style-name="HTML_20_Code"><text:span text:style-name="T25">This text is in the inner div.</text:span></text:span><text:span text:style-name="token"><text:span text:style-name="T44">&lt;/</text:span></text:span><text:span text:style-name="token"><text:span text:style-name="T46">p</text:span></text:span><text:span text:style-name="token"><text:span text:style-name="T44">&gt;</text:span></text:span></text:p>
      <text:p text:style-name="P29"><text:span text:style-name="HTML_20_Code"><text:span text:style-name="T25"><text:s text:c="2"/></text:span></text:span><text:span text:style-name="token"><text:span text:style-name="T44">&lt;/</text:span></text:span><text:span text:style-name="token"><text:span text:style-name="T46">div</text:span></text:span><text:span text:style-name="token"><text:span text:style-name="T44">&gt;</text:span></text:span></text:p>
      <text:p text:style-name="P29"><text:span text:style-name="token"><text:span text:style-name="T44">&lt;/</text:span></text:span><text:span text:style-name="token"><text:span text:style-name="T46">div</text:span></text:span><text:span text:style-name="token"><text:span text:style-name="T44">&gt;</text:span></text:span></text:p>
      <text:p text:style-name="P22"><text:span text:style-name="T31">Shall appear on the screen as:</text:span></text:p>
      <text:p text:style-name="P20"><text:span text:style-name="T55">This is in the outer div.</text:span></text:p>
      <text:p text:style-name="P20"><text:span text:style-name="T56">This text is in the inner div.</text:span></text:p>
      <text:h text:style-name="P19" text:outline-level="3"><text:span text:style-name="T27">Form-based specificity</text:span></text:h>
      <text:p text:style-name="P20"><text:span text:style-name="T31">Specificity is based on the form of a selector. In the following case, the selector</text:span><text:span text:style-name="apple-converted-space"><text:span text:style-name="T33"> </text:span></text:span><text:span text:style-name="HTML_20_Code"><text:span text:style-name="T34">*[id="foo"]</text:span></text:span><text:span text:style-name="T31"> counts as an attribute selector for the purpose of determining the selector's specificity, even though it selects an ID.</text:span></text:p>
      <text:p text:style-name="P22"><text:span text:style-name="T31">The following style declarations:</text:span></text:p>
      <text:p text:style-name="P29"><text:span text:style-name="token"><text:span text:style-name="T48">*#foo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green</text:span></text:span><text:span text:style-name="token"><text:span text:style-name="T44">;</text:span></text:span></text:p>
      <text:p text:style-name="P29"><text:span text:style-name="token"><text:span text:style-name="T44">}</text:span></text:span></text:p>
      <text:p text:style-name="P29"><text:span text:style-name="token"><text:span text:style-name="T48">*[id="foo"]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purple</text:span></text:span><text:span text:style-name="token"><text:span text:style-name="T44">;</text:span></text:span></text:p>
      <text:p text:style-name="P29"><text:span text:style-name="token"><text:span text:style-name="T44">}</text:span></text:span></text:p>
      <text:p text:style-name="P22"><text:span text:style-name="T31">when used with this markup:</text:span></text:p>
      <text:p text:style-name="P29"><text:span text:style-name="token"><text:span text:style-name="T44">&lt;</text:span></text:span><text:span text:style-name="token"><text:span text:style-name="T46">p </text:span></text:span><text:span text:style-name="token"><text:span text:style-name="T48">id</text:span></text:span><text:span text:style-name="token"><text:span text:style-name="T44">="</text:span></text:span><text:span text:style-name="token"><text:span text:style-name="T50">foo</text:span></text:span><text:span text:style-name="token"><text:span text:style-name="T44">"&gt;</text:span></text:span><text:span text:style-name="HTML_20_Code"><text:span text:style-name="T25">I am a sample text.</text:span></text:span><text:span text:style-name="token"><text:span text:style-name="T44">&lt;/</text:span></text:span><text:span text:style-name="token"><text:span text:style-name="T46">p</text:span></text:span><text:span text:style-name="token"><text:span text:style-name="T44">&gt;</text:span></text:span></text:p>
      <text:p text:style-name="P22"><text:soft-page-break/><text:span text:style-name="T31">Will end up looking like:</text:span></text:p>
      <text:p text:style-name="P20"><text:span text:style-name="T57">I am a sample text.</text:span></text:p>
      <text:p text:style-name="P22"><text:span text:style-name="T31">Because it matches the same element but the ID selector has a higher specificity.</text:span></text:p>
      <text:h text:style-name="P18" text:outline-level="3"><text:bookmark-start text:name="tree-proximity-ignorance"/><text:span text:style-name="T28">Tree proximity ignorance</text:span><text:bookmark-end text:name="tree-proximity-ignorance"/></text:h>
      <text:p text:style-name="P22"><text:span text:style-name="T31">The proximity of an element to other elements that are referenced in a given selector has no impact on specificity. The following style declaration:</text:span></text:p>
      <text:p text:style-name="P29"><text:span text:style-name="token"><text:span text:style-name="T48">body h1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green</text:span></text:span><text:span text:style-name="token"><text:span text:style-name="T44">;</text:span></text:span></text:p>
      <text:p text:style-name="P29"><text:span text:style-name="token"><text:span text:style-name="T44">}</text:span></text:span></text:p>
      <text:p text:style-name="P29"><text:span text:style-name="token"><text:span text:style-name="T48">html h1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purple</text:span></text:span><text:span text:style-name="token"><text:span text:style-name="T44">;</text:span></text:span></text:p>
      <text:p text:style-name="P29"><text:span text:style-name="token"><text:span text:style-name="T44">}</text:span></text:span></text:p>
      <text:p text:style-name="P22"><text:span text:style-name="T31">With the following HTML:</text:span></text:p>
      <text:p text:style-name="P29"><text:span text:style-name="token"><text:span text:style-name="T44">&lt;</text:span></text:span><text:span text:style-name="token"><text:span text:style-name="T46">html</text:span></text:span><text:span text:style-name="token"><text:span text:style-name="T44">&gt;</text:span></text:span></text:p>
      <text:p text:style-name="P29"><text:span text:style-name="token"><text:span text:style-name="T44">&lt;</text:span></text:span><text:span text:style-name="token"><text:span text:style-name="T46">body</text:span></text:span><text:span text:style-name="token"><text:span text:style-name="T44">&gt;</text:span></text:span></text:p>
      <text:p text:style-name="P29"><text:span text:style-name="HTML_20_Code"><text:span text:style-name="T25"><text:s text:c="2"/></text:span></text:span><text:span text:style-name="token"><text:span text:style-name="T44">&lt;</text:span></text:span><text:span text:style-name="token"><text:span text:style-name="T46">h1</text:span></text:span><text:span text:style-name="token"><text:span text:style-name="T44">&gt;</text:span></text:span><text:span text:style-name="HTML_20_Code"><text:span text:style-name="T25">Here is a title!</text:span></text:span><text:span text:style-name="token"><text:span text:style-name="T44">&lt;/</text:span></text:span><text:span text:style-name="token"><text:span text:style-name="T46">h1</text:span></text:span><text:span text:style-name="token"><text:span text:style-name="T44">&gt;</text:span></text:span></text:p>
      <text:p text:style-name="P29"><text:span text:style-name="token"><text:span text:style-name="T44">&lt;/</text:span></text:span><text:span text:style-name="token"><text:span text:style-name="T46">body</text:span></text:span><text:span text:style-name="token"><text:span text:style-name="T44">&gt;</text:span></text:span></text:p>
      <text:p text:style-name="P29"><text:span text:style-name="token"><text:span text:style-name="T44">&lt;/</text:span></text:span><text:span text:style-name="token"><text:span text:style-name="T46">html</text:span></text:span><text:span text:style-name="token"><text:span text:style-name="T44">&gt;</text:span></text:span></text:p>
      <text:p text:style-name="P22"><text:span text:style-name="T36">Will render as:</text:span></text:p>
      <text:p text:style-name="P20"><text:span text:style-name="T59">Here is a title!</text:span></text:p>
      <text:p text:style-name="P20"><text:span text:style-name="T31">Because the two declarations have equal</text:span><text:span text:style-name="apple-converted-space"><text:span text:style-name="T33"> </text:span></text:span><text:a xlink:type="simple" xlink:href="https://developer.mozilla.org/en-US/docs/Web/CSS/Specificity#selector-type" text:style-name="Internet_20_link" text:visited-style-name="Visited_20_Internet_20_Link"><text:span text:style-name="T40">selector type</text:span></text:a><text:span text:style-name="apple-converted-space"><text:span text:style-name="T33"> </text:span></text:span><text:span text:style-name="T31">counts, but the</text:span><text:span text:style-name="apple-converted-space"><text:span text:style-name="T33"> </text:span></text:span><text:span text:style-name="HTML_20_Code"><text:span text:style-name="T34">html h1</text:span></text:span><text:span text:style-name="apple-converted-space"><text:span text:style-name="T33"> </text:span></text:span><text:span text:style-name="T31">selector is declared last.</text:span></text:p>
      <text:h text:style-name="P18" text:outline-level="3"><text:bookmark-start text:name="directly-targeted-elements"/><text:span text:style-name="T28">Directly targeted elements versus inherited styles</text:span><text:bookmark-end text:name="directly-targeted-elements"/></text:h>
      <text:p text:style-name="P22"><text:span text:style-name="T31">Styles for a directly targeted element will always take precedence over inherited styles, regardless of the specificity of the inherited rule.</text:span></text:p>
      <text:p text:style-name="P29"><text:span text:style-name="token"><text:span text:style-name="T48">#parent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green</text:span></text:span><text:span text:style-name="token"><text:span text:style-name="T44">;</text:span></text:span></text:p>
      <text:p text:style-name="P29"><text:span text:style-name="token"><text:span text:style-name="T44">}</text:span></text:span></text:p>
      <text:p text:style-name="P29"><text:span text:style-name="token"><text:span text:style-name="T48">h1 </text:span></text:span><text:span text:style-name="token"><text:span text:style-name="T44">{</text:span></text:span></text:p>
      <text:p text:style-name="P29"><text:span text:style-name="HTML_20_Code"><text:span text:style-name="T25"><text:s text:c="2"/></text:span></text:span><text:span text:style-name="token"><text:span text:style-name="T46">color</text:span></text:span><text:span text:style-name="token"><text:span text:style-name="T44">:</text:span></text:span><text:span text:style-name="HTML_20_Code"><text:span text:style-name="T25"> purple</text:span></text:span><text:span text:style-name="token"><text:span text:style-name="T44">;</text:span></text:span></text:p>
      <text:p text:style-name="P29"><text:span text:style-name="token"><text:span text:style-name="T44">}</text:span></text:span></text:p>
      <text:p text:style-name="P22"><text:span text:style-name="T31">With the following HTML:</text:span></text:p>
      <text:p text:style-name="P29"><text:span text:style-name="token"><text:span text:style-name="T44">&lt;</text:span></text:span><text:span text:style-name="token"><text:span text:style-name="T46">html</text:span></text:span><text:span text:style-name="token"><text:span text:style-name="T44">&gt;</text:span></text:span></text:p>
      <text:p text:style-name="P29"><text:span text:style-name="token"><text:span text:style-name="T44">&lt;</text:span></text:span><text:span text:style-name="token"><text:span text:style-name="T46">body </text:span></text:span><text:span text:style-name="token"><text:span text:style-name="T48">id</text:span></text:span><text:span text:style-name="token"><text:span text:style-name="T44">="</text:span></text:span><text:span text:style-name="token"><text:span text:style-name="T50">parent</text:span></text:span><text:span text:style-name="token"><text:span text:style-name="T44">"&gt;</text:span></text:span></text:p>
      <text:p text:style-name="P29"><text:span text:style-name="HTML_20_Code"><text:span text:style-name="T25"><text:s text:c="2"/></text:span></text:span><text:span text:style-name="token"><text:span text:style-name="T44">&lt;</text:span></text:span><text:span text:style-name="token"><text:span text:style-name="T46">h1</text:span></text:span><text:span text:style-name="token"><text:span text:style-name="T44">&gt;</text:span></text:span><text:span text:style-name="HTML_20_Code"><text:span text:style-name="T25">Here is a title!</text:span></text:span><text:span text:style-name="token"><text:span text:style-name="T44">&lt;/</text:span></text:span><text:span text:style-name="token"><text:span text:style-name="T46">h1</text:span></text:span><text:span text:style-name="token"><text:span text:style-name="T44">&gt;</text:span></text:span></text:p>
      <text:p text:style-name="P29"><text:span text:style-name="token"><text:span text:style-name="T44">&lt;/</text:span></text:span><text:span text:style-name="token"><text:span text:style-name="T46">body</text:span></text:span><text:span text:style-name="token"><text:span text:style-name="T44">&gt;</text:span></text:span></text:p>
      <text:p text:style-name="P29"><text:span text:style-name="token"><text:span text:style-name="T44">&lt;/</text:span></text:span><text:span text:style-name="token"><text:span text:style-name="T46">html</text:span></text:span><text:span text:style-name="token"><text:span text:style-name="T44">&gt;</text:span></text:span></text:p>
      <text:p text:style-name="P22"><text:soft-page-break/><text:span text:style-name="T31">Will also render as:</text:span></text:p>
      <text:p text:style-name="P20"><text:span text:style-name="T59">Here is a title!</text:span></text:p>
      <text:p text:style-name="P21"><text:span text:style-name="T31">Because the</text:span><text:span text:style-name="apple-converted-space"><text:span text:style-name="T33"> </text:span></text:span><text:span text:style-name="HTML_20_Code"><text:span text:style-name="T34">h1</text:span></text:span><text:span text:style-name="apple-converted-space"><text:span text:style-name="T33"> </text:span></text:span><text:span text:style-name="T31">selector targets the element specifically, but the green selector is only inherited from the parent.</text:span></text:p>
      <text:p text:style-name="P1"/>
      <text:p text:style-name="Standard"><text:span text:style-name="T42">element.style{</text:span></text:p>
      <text:p text:style-name="Standard"><text:span text:style-name="T42"><text:s text:c="2"/>}</text:span></text:p>
      <text:p text:style-name="Standard"><text:span text:style-name="T60">It is an </text:span><text:span text:style-name="T61">element's inline</text:span><text:span text:style-name="apple-converted-space"><text:span text:style-name="T61"> </text:span></text:span><text:span text:style-name="HTML_20_Code"><text:span text:style-name="T63">style</text:span></text:span><text:span text:style-name="apple-converted-space"><text:span text:style-name="T61"> </text:span></text:span><text:span text:style-name="T61">attribute.</text:span></text:p>
      <text:p text:style-name="P1"/>
      <text:p text:style-name="P11"><text:span text:style-name="T62">Here's the specificity value</text:span></text:p>
      <text:p text:style-name="P4"><text:span text:style-name="T64">Selector</text:span><text:span text:style-name="T65"> <text:s text:c="25"/></text:span><text:span text:style-name="T64">Specificity</text:span><text:span text:style-name="T65"> <text:s text:c="8"/></text:span><text:span text:style-name="T64">Specificity</text:span><text:span text:style-name="T65"> </text:span><text:span text:style-name="T66">in</text:span><text:span text:style-name="T65"> large </text:span><text:span text:style-name="T66">base</text:span></text:p>
      <text:p text:style-name="P4"><text:span text:style-name="T66">inline</text:span><text:span text:style-name="T65">-style <text:s text:c="21"/></text:span><text:span text:style-name="T67">1</text:span><text:span text:style-name="T65"> </text:span><text:span text:style-name="T67">0</text:span><text:span text:style-name="T65"> </text:span><text:span text:style-name="T67">0</text:span><text:span text:style-name="T65"> </text:span><text:span text:style-name="T67">0</text:span><text:span text:style-name="T65"> <text:s text:c="12"/></text:span><text:span text:style-name="T67">1000</text:span></text:p>
      <text:p text:style-name="P4"><text:span text:style-name="T65">id selector <text:s text:c="22"/></text:span><text:span text:style-name="T67">0</text:span><text:span text:style-name="T65"> </text:span><text:span text:style-name="T67">1</text:span><text:span text:style-name="T65"> </text:span><text:span text:style-name="T67">0</text:span><text:span text:style-name="T65"> </text:span><text:span text:style-name="T67">0</text:span><text:span text:style-name="T65"> <text:s text:c="13"/></text:span><text:span text:style-name="T67">100</text:span></text:p>
      <text:p text:style-name="P4"><text:span text:style-name="T66">class</text:span><text:span text:style-name="T65">,pseudo,attribute selector <text:s text:c="2"/></text:span><text:span text:style-name="T67">0</text:span><text:span text:style-name="T65"> </text:span><text:span text:style-name="T67">0</text:span><text:span text:style-name="T65"> </text:span><text:span text:style-name="T67">1</text:span><text:span text:style-name="T65"> </text:span><text:span text:style-name="T67">0</text:span><text:span text:style-name="T65"> <text:s text:c="14"/></text:span><text:span text:style-name="T67">10</text:span></text:p>
      <text:p text:style-name="P4"><text:span text:style-name="T65">type selector </text:span><text:span text:style-name="T66">and</text:span><text:span text:style-name="T65"> pseudo elements </text:span><text:span text:style-name="T67">0</text:span><text:span text:style-name="T65"> </text:span><text:span text:style-name="T67">0</text:span><text:span text:style-name="T65"> </text:span><text:span text:style-name="T67">0</text:span><text:span text:style-name="T65"> </text:span><text:span text:style-name="T67">1</text:span><text:span text:style-name="T65"> <text:s text:c="15"/></text:span><text:span text:style-name="T67">1</text:span><text:span text:style-name="T65"> <text:s text:c="11"/></text:span></text:p>
      <text:p text:style-name="P1"/>
      <text:p text:style-name="P11"><text:span text:style-name="T62">When do we prefer using this style attribute?</text:span></text:p>
      <text:p text:style-name="P12"><text:span text:style-name="T62">When you want to set/update the styles of an element dynamically using Javascript, you'll use this styles.</text:span></text:p>
      <text:p text:style-name="P1"/>
      <text:p text:style-name="Standard"><text:span text:style-name="T60">How selectors work?</text:span></text:p>
      <text:p text:style-name="Standard"><text:a xlink:type="simple" xlink:href="https://css-tricks.com/how-css-selectors-work/" text:style-name="Internet_20_link" text:visited-style-name="Visited_20_Internet_20_Link"><text:span text:style-name="T60">https://css-tricks.com/how-css-selectors-work/</text:span></text:a></text:p>
      <text:p text:style-name="P13"/>
      <text:p text:style-name="P1"/>
      <text:h text:style-name="P17" text:outline-level="1"><text:span text:style-name="T69">30 CSS Selectors</text:span><text:span text:style-name="apple-converted-space"><text:span text:style-name="T69"> </text:span></text:span></text:h>
      <text:p text:style-name="Standard"><text:a xlink:type="simple" xlink:href="http://code.tutsplus.com/tutorials/the-30-css-selectors-you-must-memorize--net-16048" text:style-name="Internet_20_link" text:visited-style-name="Visited_20_Internet_20_Link"><text:span text:style-name="T60">http://code.tutsplus.com/tutorials/the-30-css-selectors-you-must-memorize--net-16048</text:span></text:a></text:p>
      <text:p text:style-name="P13"/>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IN"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IN" style:font-name-asian="F" style:font-family-generic-asian="system" style:font-pitch-asian="variable" style:font-size-asian="12pt" style:font-name-complex="F" style:font-family-generic-complex="system" style:font-pitch-complex="variable" style:font-size-complex="12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dc:creator>Personal</dc:creator>
    <meta:editing-cycles>31</meta:editing-cycles>
    <meta:creation-date>2016-08-20T03:21:00</meta:creation-date>
    <dc:date>2016-09-13T05:03:00</dc:date>
    <meta:editing-duration>PT13M</meta:editing-duration>
    <meta:generator>LibreOffice/5.1.6.2$Linux_X86_64 LibreOffice_project/10m0$Build-2</meta:generator>
    <meta:document-statistic meta:table-count="0" meta:image-count="0" meta:object-count="0" meta:page-count="5" meta:paragraph-count="130" meta:word-count="1114" meta:character-count="6832" meta:non-whitespace-character-count="56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